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ea4ef"/>
    </style:style>
    <style:style style:name="P2" style:family="paragraph" style:parent-style-name="Preformatted_20_Text">
      <style:text-properties officeooo:rsid="0008f85f" officeooo:paragraph-rsid="000b945e"/>
    </style:style>
    <style:style style:name="P3" style:family="paragraph" style:parent-style-name="Preformatted_20_Text">
      <style:text-properties officeooo:rsid="0008f85f" officeooo:paragraph-rsid="000bcbbe"/>
    </style:style>
    <style:style style:name="P4" style:family="paragraph" style:parent-style-name="Preformatted_20_Text">
      <style:text-properties officeooo:paragraph-rsid="000bcbbe"/>
    </style:style>
    <style:style style:name="P5" style:family="paragraph" style:parent-style-name="Standard">
      <style:text-properties officeooo:paragraph-rsid="000b945e"/>
    </style:style>
    <style:style style:name="P6" style:family="paragraph" style:parent-style-name="Standard">
      <style:text-properties officeooo:paragraph-rsid="000bcbbe"/>
    </style:style>
    <style:style style:name="P7" style:family="paragraph" style:parent-style-name="Standard">
      <style:paragraph-properties fo:text-align="start" style:justify-single-word="false"/>
      <style:text-properties style:font-name="Lato Light1" officeooo:paragraph-rsid="000b945e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text-properties style:font-name="Liberation Serif" officeooo:paragraph-rsid="000b945e"/>
    </style:style>
    <style:style style:name="P10" style:family="paragraph" style:parent-style-name="Standard">
      <style:text-properties style:font-name="Liberation Serif" fo:font-size="12pt" officeooo:paragraph-rsid="000b945e" style:font-size-asian="12pt" style:font-size-complex="12pt"/>
    </style:style>
    <style:style style:name="P11" style:family="paragraph" style:parent-style-name="Standard">
      <style:text-properties style:font-name="Liberation Serif" officeooo:rsid="0010f5ea" officeooo:paragraph-rsid="0010f5ea"/>
    </style:style>
    <style:style style:name="P12" style:family="paragraph" style:parent-style-name="Standard">
      <style:text-properties officeooo:paragraph-rsid="000c5452"/>
    </style:style>
    <style:style style:name="P13" style:family="paragraph" style:parent-style-name="Standard">
      <style:text-properties officeooo:paragraph-rsid="000ea4ef"/>
    </style:style>
    <style:style style:name="P14" style:family="paragraph" style:parent-style-name="Standard">
      <style:text-properties officeooo:rsid="000ea4ef" officeooo:paragraph-rsid="000ea4ef"/>
    </style:style>
    <style:style style:name="P15" style:family="paragraph" style:parent-style-name="Standard">
      <style:text-properties officeooo:rsid="000ea4ef" officeooo:paragraph-rsid="000f45ac"/>
    </style:style>
    <style:style style:name="P16" style:family="paragraph" style:parent-style-name="Standard">
      <style:text-properties officeooo:paragraph-rsid="000f45ac"/>
    </style:style>
    <style:style style:name="P17" style:family="paragraph" style:parent-style-name="Standard">
      <style:text-properties officeooo:rsid="000f45ac" officeooo:paragraph-rsid="000f45ac"/>
    </style:style>
    <style:style style:name="P18" style:family="paragraph" style:parent-style-name="Standard">
      <style:text-properties officeooo:rsid="0010f5ea" officeooo:paragraph-rsid="0010f5ea"/>
    </style:style>
    <style:style style:name="P19" style:family="paragraph" style:parent-style-name="Standard">
      <style:text-properties officeooo:paragraph-rsid="0010f5ea"/>
    </style:style>
    <style:style style:name="P20" style:family="paragraph" style:parent-style-name="Standard">
      <style:text-properties officeooo:paragraph-rsid="00134679"/>
    </style:style>
    <style:style style:name="P21" style:family="paragraph" style:parent-style-name="Standard">
      <style:text-properties officeooo:paragraph-rsid="00151ac8"/>
    </style:style>
    <style:style style:name="P22" style:family="paragraph" style:parent-style-name="Standard">
      <style:text-properties officeooo:rsid="00151ac8" officeooo:paragraph-rsid="00151ac8"/>
    </style:style>
    <style:style style:name="P23" style:family="paragraph" style:parent-style-name="Standard">
      <style:text-properties officeooo:paragraph-rsid="001705ba"/>
    </style:style>
    <style:style style:name="P24" style:family="paragraph" style:parent-style-name="Text_20_body">
      <style:text-properties officeooo:paragraph-rsid="000c5452"/>
    </style:style>
    <style:style style:name="P25" style:family="paragraph" style:parent-style-name="Text_20_body">
      <style:text-properties officeooo:rsid="001705ba" officeooo:paragraph-rsid="001705ba"/>
    </style:style>
    <style:style style:name="T1" style:family="text">
      <style:text-properties officeooo:rsid="0008f8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945e" style:font-weight-asian="bold" style:font-weight-complex="bold"/>
    </style:style>
    <style:style style:name="T4" style:family="text">
      <style:text-properties officeooo:rsid="000b945e"/>
    </style:style>
    <style:style style:name="T5" style:family="text">
      <style:text-properties style:font-name="Lato Light1"/>
    </style:style>
    <style:style style:name="T6" style:family="text">
      <style:text-properties style:font-name="Lato Light1" fo:font-size="12pt" style:font-size-asian="12pt" style:font-size-complex="12pt"/>
    </style:style>
    <style:style style:name="T7" style:family="text">
      <style:text-properties style:font-name="Lato Light1" fo:font-size="12pt" officeooo:rsid="0008f85f" style:font-size-asian="12pt" style:font-size-complex="12pt"/>
    </style:style>
    <style:style style:name="T8" style:family="text">
      <style:text-properties officeooo:rsid="000c5452"/>
    </style:style>
    <style:style style:name="T9" style:family="text">
      <style:text-properties style:font-name="Liberation Sans" fo:font-size="16.1000003814697pt" fo:font-weight="bold" officeooo:rsid="000c54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0b945e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style:font-name="Liberation Serif" fo:font-weight="bold" officeooo:rsid="000b945e" style:font-weight-asian="bold" style:font-weight-complex="bold"/>
    </style:style>
    <style:style style:name="T14" style:family="text">
      <style:text-properties style:font-name="Liberation Serif" fo:font-weight="bold" officeooo:rsid="0008f85f" style:font-weight-asian="bold" style:font-weight-complex="bold"/>
    </style:style>
    <style:style style:name="T15" style:family="text">
      <style:text-properties style:font-name="Liberation Serif" fo:font-weight="bold" officeooo:rsid="000c5452" style:font-weight-asian="bold" style:font-weight-complex="bold"/>
    </style:style>
    <style:style style:name="T16" style:family="text">
      <style:text-properties style:font-name="Liberation Serif" fo:font-weight="bold" officeooo:rsid="000ea4ef" style:font-weight-asian="bold" style:font-weight-complex="bold"/>
    </style:style>
    <style:style style:name="T17" style:family="text">
      <style:text-properties style:font-name="Liberation Serif" fo:font-weight="bold" officeooo:rsid="0010f5ea" style:font-weight-asian="bold" style:font-weight-complex="bold"/>
    </style:style>
    <style:style style:name="T18" style:family="text">
      <style:text-properties style:font-name="Liberation Serif" fo:font-weight="bold" officeooo:rsid="00134679" style:font-weight-asian="bold" style:font-weight-complex="bold"/>
    </style:style>
    <style:style style:name="T19" style:family="text">
      <style:text-properties style:font-name="Liberation Serif" fo:font-weight="bold" officeooo:rsid="001705ba" style:font-weight-asian="bold" style:font-weight-complex="bold"/>
    </style:style>
    <style:style style:name="T20" style:family="text">
      <style:text-properties style:font-name="Liberation Serif" officeooo:rsid="000bcbbe"/>
    </style:style>
    <style:style style:name="T21" style:family="text">
      <style:text-properties style:font-name="Liberation Serif" fo:font-style="italic" fo:font-weight="bold" officeooo:rsid="0008f85f" style:font-style-asian="italic" style:font-weight-asian="bold" style:font-style-complex="italic" style:font-weight-complex="bold"/>
    </style:style>
    <style:style style:name="T22" style:family="text">
      <style:text-properties style:font-name="Liberation Serif" officeooo:rsid="0008f85f"/>
    </style:style>
    <style:style style:name="T23" style:family="text">
      <style:text-properties style:font-name="Liberation Serif" fo:font-weight="normal" officeooo:rsid="000bcbbe" style:font-weight-asian="normal" style:font-weight-complex="normal"/>
    </style:style>
    <style:style style:name="T24" style:family="text">
      <style:text-properties style:font-name="Liberation Serif" officeooo:rsid="000c5452"/>
    </style:style>
    <style:style style:name="T25" style:family="text">
      <style:text-properties style:font-name="Liberation Serif" fo:font-size="12pt" fo:font-weight="bold" officeooo:rsid="000c5452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00b945e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officeooo:rsid="000b945e" style:font-size-asian="12pt" style:font-size-complex="12pt"/>
    </style:style>
    <style:style style:name="T28" style:family="text">
      <style:text-properties style:font-name="Liberation Serif" officeooo:rsid="000ea4ef"/>
    </style:style>
    <style:style style:name="T29" style:family="text">
      <style:text-properties style:font-name="Liberation Serif" officeooo:rsid="000f45ac"/>
    </style:style>
    <style:style style:name="T30" style:family="text">
      <style:text-properties style:font-name="Liberation Serif" officeooo:rsid="0010f5ea"/>
    </style:style>
    <style:style style:name="T31" style:family="text">
      <style:text-properties style:font-name="Liberation Serif" officeooo:rsid="00134679"/>
    </style:style>
    <style:style style:name="T32" style:family="text">
      <style:text-properties style:font-name="Liberation Serif" officeooo:rsid="00151ac8"/>
    </style:style>
    <style:style style:name="T33" style:family="text">
      <style:text-properties style:font-name="Liberation Serif" officeooo:rsid="001705ba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08f85f" style:font-size-asian="12pt" style:font-size-complex="12pt"/>
    </style:style>
    <style:style style:name="T36" style:family="text">
      <style:text-properties fo:font-size="12pt" officeooo:rsid="000ab049" style:font-size-asian="12pt" style:font-size-complex="12pt"/>
    </style:style>
    <style:style style:name="T37" style:family="text">
      <style:text-properties style:font-name="Liberation Mono"/>
    </style:style>
    <style:style style:name="T38" style:family="text">
      <style:text-properties officeooo:rsid="000e3498"/>
    </style:style>
    <style:style style:name="T39" style:family="text">
      <style:text-properties officeooo:rsid="000ea4ef"/>
    </style:style>
    <style:style style:name="T40" style:family="text">
      <style:text-properties officeooo:rsid="0010f5ea"/>
    </style:style>
    <style:style style:name="T41" style:family="text">
      <style:text-properties officeooo:rsid="001346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ation of working station </text:h>
      <text:h text:style-name="P1" text:outline-level="2"><text:span text:style-name="T39">Mandatory setup : python and jupyter notebook</text:span></text:h>
      <text:p text:style-name="P24"><text:span text:style-name="T8">If you do not have python, install it : <text:line-break/><text:tab/></text:span><text:span text:style-name="T37">sudo apt-get install python</text:span></text:p>
      <text:p text:style-name="P10"><text:span text:style-name="T4">First install basic <text:s/>jupyter notebook <text:s/></text:span></text:p>
      <text:p text:style-name="P3"><text:span text:style-name="Source_20_Text"><text:span text:style-name="T6"><text:tab/></text:span></text:span><text:span text:style-name="Source_20_Text"><text:span text:style-name="T34">pip3 install --upgrade pip </text:span></text:span><text:span text:style-name="Source_20_Text"><text:span text:style-name="T36">&amp;&amp; </text:span></text:span><text:span text:style-name="Source_20_Text"><text:span text:style-name="T34">pip3 install jupyter</text:span></text:span></text:p>
      <text:h text:style-name="Heading_20_2" text:outline-level="2">Optionnal : <text:span text:style-name="T9">improve your coding environment</text:span></text:h>
      <text:p text:style-name="P4"><text:span text:style-name="Source_20_Text"><text:span text:style-name="T25">Easy : </text:span></text:span><text:span text:style-name="Source_20_Text"><text:span text:style-name="T27">install </text:span></text:span><text:span text:style-name="Source_20_Text"><text:span text:style-name="T26">JupyterLab</text:span></text:span><text:span text:style-name="Source_20_Text"><text:span text:style-name="T27"> (more fancy web-based interface) </text:span></text:span><text:a xlink:type="simple" xlink:href="file:///home/jvergnet/Documents/admin/formation_pmg_dec_19/(try%20it%20first%20if%20you%20want)" text:style-name="Internet_20_link" text:visited-style-name="Visited_20_Internet_20_Link"><text:span text:style-name="Source_20_Text"><text:span text:style-name="T27">(try it first if you want)</text:span></text:span></text:a></text:p>
      <text:p text:style-name="P5"><text:span text:style-name="T7"><text:tab/></text:span><text:bookmark text:name="codecell1"/><text:span text:style-name="Source_20_Text"><text:span text:style-name="T35">pip3 install jupyterlab</text:span></text:span></text:p>
      <text:p text:style-name="P2"><text:span text:style-name="Source_20_Text"><text:span text:style-name="T5"/></text:span></text:p>
      <text:p text:style-name="P5"><text:span text:style-name="T15">All-inclusive :</text:span><text:span text:style-name="T11"> install </text:span><text:a xlink:type="simple" xlink:href="https://code.visualstudio.com/" text:style-name="Internet_20_link" text:visited-style-name="Visited_20_Internet_20_Link"><text:span text:style-name="T13">VS-Code</text:span></text:a><text:span text:style-name="T13"> </text:span><text:span text:style-name="T20">(my personnal preference !)</text:span></text:p>
      <text:p text:style-name="P9"><text:span text:style-name="T4"><text:tab/>Complete beautiful and fonctionnal IDE, microsoft BUT opensource</text:span></text:p>
      <text:p text:style-name="P9"><text:tab/><text:span text:style-name="T38">Increadible plugins for python, jupyter &amp; git !!!</text:span></text:p>
      <text:p text:style-name="P6"><text:span text:style-name="T11"><text:tab/></text:span><text:a xlink:type="simple" xlink:href="https://code.visualstudio.com/Download" text:style-name="Internet_20_link" text:visited-style-name="Visited_20_Internet_20_Link"><text:span text:style-name="T11">download the .deb here</text:span></text:a><text:span text:style-name="T11"> </text:span></text:p>
      <text:p text:style-name="P9"/>
      <text:p text:style-name="P9"><text:span text:style-name="T3">old-school :</text:span><text:span text:style-name="T4"> or if you are </text:span><text:span text:style-name="T3">emacs</text:span><text:span text:style-name="T4"> fanatic : </text:span></text:p>
      <text:p text:style-name="P7"><text:span text:style-name="T11"><text:tab/>integrate jupyter via the</text:span><text:span text:style-name="T13"> </text:span><text:a xlink:type="simple" xlink:href="https://github.com/tkf/emacs-ipython-notebook" text:style-name="Internet_20_link" text:visited-style-name="Visited_20_Internet_20_Link"><text:span text:style-name="T21">ein</text:span></text:a><text:a xlink:type="simple" xlink:href="https://github.com/tkf/emacs-ipython-notebook" text:style-name="Internet_20_link" text:visited-style-name="Visited_20_Internet_20_Link"><text:span text:style-name="T14"> </text:span></text:a><text:a xlink:type="simple" xlink:href="https://github.com/tkf/emacs-ipython-notebook" text:style-name="Internet_20_link" text:visited-style-name="Visited_20_Internet_20_Link"><text:span text:style-name="T22">emacs package (</text:span></text:a><text:a xlink:type="simple" xlink:href="https://github.com/tkf/emacs-ipython-notebook" text:style-name="Internet_20_link" text:visited-style-name="Visited_20_Internet_20_Link"><text:span text:style-name="T14">e</text:span></text:a><text:a xlink:type="simple" xlink:href="https://github.com/tkf/emacs-ipython-notebook" text:style-name="Internet_20_link" text:visited-style-name="Visited_20_Internet_20_Link"><text:span text:style-name="T22">macs </text:span></text:a><text:a xlink:type="simple" xlink:href="https://github.com/tkf/emacs-ipython-notebook" text:style-name="Internet_20_link" text:visited-style-name="Visited_20_Internet_20_Link"><text:span text:style-name="T14">i</text:span></text:a><text:a xlink:type="simple" xlink:href="https://github.com/tkf/emacs-ipython-notebook" text:style-name="Internet_20_link" text:visited-style-name="Visited_20_Internet_20_Link"><text:span text:style-name="T23">python</text:span></text:a><text:a xlink:type="simple" xlink:href="https://github.com/tkf/emacs-ipython-notebook" text:style-name="Internet_20_link" text:visited-style-name="Visited_20_Internet_20_Link"><text:span text:style-name="T22"> </text:span></text:a><text:a xlink:type="simple" xlink:href="https://github.com/tkf/emacs-ipython-notebook" text:style-name="Internet_20_link" text:visited-style-name="Visited_20_Internet_20_Link"><text:span text:style-name="T14">n</text:span></text:a><text:a xlink:type="simple" xlink:href="https://github.com/tkf/emacs-ipython-notebook" text:style-name="Internet_20_link" text:visited-style-name="Visited_20_Internet_20_Link"><text:span text:style-name="T22">otebook) </text:span></text:a></text:p>
      <text:p text:style-name="P9"><text:span text:style-name="T1"><text:tab/><text:tab/>(beware plot are not interactive)</text:span></text:p>
      <text:p text:style-name="P9"/>
      <text:p text:style-name="P12"><text:span text:style-name="T16">deprecated : </text:span><text:span text:style-name="T24">sorry </text:span><text:span text:style-name="T15">vim</text:span><text:span text:style-name="T24"> does not fit for what we want here ...</text:span></text:p>
      <text:p text:style-name="P8"/>
      <text:p text:style-name="Standard"><text:a xlink:type="simple" xlink:href="http://matgenb.materialsvirtuallab.org/" text:style-name="Internet_20_link" text:visited-style-name="Visited_20_Internet_20_Link"><text:span text:style-name="T10"/></text:a></text:p>
      <text:h text:style-name="Heading_20_1" text:outline-level="1">Python : cours 1 </text:h>
      <text:p text:style-name="P25">Using the notebook : <text:a xlink:type="simple" xlink:href="https://www.dataquest.io/blog/jupyter-notebook-tutorial/" text:style-name="Internet_20_link" text:visited-style-name="Visited_20_Internet_20_Link">here is a quick introduction</text:a></text:p>
      <text:h text:style-name="Heading_20_2" text:outline-level="2"><text:span text:style-name="T28">S</text:span><text:span text:style-name="T10">yntax : </text:span></text:h>
      <text:p text:style-name="P17"><text:span text:style-name="T10"><text:tab/>Not typed system / <text:s/>no declaration / <text:s/>indentation is MANDATORY</text:span></text:p>
      <text:h text:style-name="Heading_20_2" text:outline-level="2"><text:span text:style-name="T29">Data </text:span><text:span text:style-name="T28">structures : </text:span></text:h>
      <text:p text:style-name="P13"><text:span text:style-name="T28"><text:tab/>list, set, dict, tuple </text:span></text:p>
      <text:h text:style-name="Heading_20_2" text:outline-level="2"><text:span text:style-name="T28">l</text:span><text:span text:style-name="T29">ogical operators : </text:span></text:h>
      <text:p text:style-name="P14"><text:span text:style-name="T10"><text:tab/>if elif else </text:span></text:p>
      <text:p text:style-name="P14"><text:span text:style-name="T10"><text:tab/>for </text:span></text:p>
      <text:p text:style-name="P14"><text:span text:style-name="T10"><text:tab/>list comprehension </text:span></text:p>
      <text:p text:style-name="P14"><text:span text:style-name="T10"/></text:p>
      <text:h text:style-name="Heading_20_2" text:outline-level="2"><text:span text:style-name="T41">Object oriented : </text:span>C<text:span text:style-name="T40">lass, function, instance</text:span></text:h>
      <text:p text:style-name="P11"/>
      <text:p text:style-name="P11"><text:span text:style-name="T2">Value</text:span> (int) : x = 2</text:p>
      <text:p text:style-name="P19"><text:span text:style-name="T17">Function </text:span><text:span text:style-name="T28">: </text:span><text:span text:style-name="T30">f : x→ 2x <text:s/>( f(3)=6 )</text:span></text:p>
      <text:p text:style-name="P19"><text:span text:style-name="T30"><text:tab/><text:tab/></text:span></text:p>
      <text:p text:style-name="P18"><text:soft-page-break/><text:span text:style-name="T12">Class </text:span><text:span text:style-name="T10">: contains values and functions (which are attributes)</text:span></text:p>
      <text:p text:style-name="P19"><text:span text:style-name="T30"><text:tab/>Class </text:span><text:span text:style-name="T18">Student</text:span><text:span text:style-name="T30">: </text:span></text:p>
      <text:p text:style-name="P20"><text:span text:style-name="T30"><text:tab/></text:span><text:span text:style-name="T18">Value</text:span><text:span text:style-name="T31"> Student.age</text:span><text:span text:style-name="T30"> <text:s/>(</text:span><text:span text:style-name="T32">e.g.</text:span><text:span text:style-name="T30"> </text:span><text:span text:style-name="T31">15 ans</text:span><text:span text:style-name="T30">) </text:span></text:p>
      <text:p text:style-name="P23"><text:span text:style-name="T30"><text:tab/></text:span><text:span text:style-name="T17">Function</text:span><text:span text:style-name="T30"> = </text:span><text:span text:style-name="T31">Student</text:span><text:span text:style-name="T30">.is_</text:span><text:span text:style-name="T31">m</text:span><text:span text:style-name="T33">inor</text:span><text:span text:style-name="T30">() <text:s/>(</text:span><text:span text:style-name="T33">if </text:span><text:span text:style-name="T19">self.age </text:span><text:span text:style-name="T33">&lt;18 True <text:s/>else False )</text:span></text:p>
      <text:p text:style-name="P23"><text:span text:style-name="T33"><text:tab/><text:tab/>(class function depends on class values using </text:span><text:span text:style-name="T19">self.</text:span><text:span text:style-name="T33">)</text:span></text:p>
      <text:p text:style-name="P23"><text:span text:style-name="T31"><text:tab/><text:tab/> <text:s text:c="6"/>Student</text:span><text:span text:style-name="T30">.is_</text:span><text:span text:style-name="T33">older_than</text:span><text:span text:style-name="T30">(</text:span><text:span text:style-name="T33">age</text:span><text:span text:style-name="T30">) </text:span></text:p>
      <text:p text:style-name="P19"><text:span text:style-name="T30"/></text:p>
      <text:p text:style-name="P20"><text:span text:style-name="T30">I</text:span><text:span text:style-name="T31">nstances: Distinct members of the class, s</text:span><text:span text:style-name="T32">ame</text:span><text:span text:style-name="T31"> functions b</text:span><text:span text:style-name="T32">ut distinct values</text:span></text:p>
      <text:p text:style-name="P21"><text:span text:style-name="T31"><text:tab/></text:span><text:span text:style-name="T32">A = </text:span><text:span text:style-name="T31">Eleve(</text:span><text:span text:style-name="T32">name = </text:span><text:span text:style-name="T31">paul, </text:span><text:span text:style-name="T32">age = 15</text:span><text:span text:style-name="T31">)</text:span></text:p>
      <text:p text:style-name="P21"><text:span text:style-name="T31"><text:tab/></text:span><text:span text:style-name="T32">A.</text:span><text:span text:style-name="T30">is_</text:span><text:span text:style-name="T31">minor</text:span><text:span text:style-name="T32">() = True</text:span></text:p>
      <text:p text:style-name="P21"><text:span text:style-name="T32"/></text:p>
      <text:p text:style-name="P21"><text:span text:style-name="T31"><text:tab/></text:span><text:span text:style-name="T32">B = </text:span><text:span text:style-name="T31">Eleve(</text:span><text:span text:style-name="T32">name = Jacques</text:span><text:span text:style-name="T31">, </text:span><text:span text:style-name="T32">age = 22</text:span><text:span text:style-name="T31">)</text:span></text:p>
      <text:p text:style-name="P21"><text:span text:style-name="T32"><text:tab/>B.</text:span><text:span text:style-name="T30">is_</text:span><text:span text:style-name="T31">minor</text:span><text:span text:style-name="T32">() = False</text:span></text:p>
      <text:p text:style-name="P22"><text:span text:style-name="T32"><text:tab/>B. </text:span><text:span text:style-name="T30">is_</text:span><text:span text:style-name="T31">o</text:span><text:span text:style-name="T10">lder_than(A.age) = True</text:span></text:p>
      <text:p text:style-name="P21"><text:span text:style-name="T32"/></text:p>
      <text:p text:style-name="P19"><text:span text:style-name="T30"/></text:p>
      <text:p text:style-name="P16"><text:span text:style-name="T17">Module</text:span><text:span text:style-name="T30"> (a .py file) : contains classes, functions and values </text:span></text:p>
      <text:p text:style-name="P16"><text:span text:style-name="T29"/></text:p>
      <text:p text:style-name="P14"><text:span text:style-name="T10"/></text:p>
      <text:p text:style-name="P16"><text:span text:style-name="T28">Standard librairies  : </text:span></text:p>
      <text:p text:style-name="P16"><text:span text:style-name="T28"><text:tab/>os <text:s/></text:span><text:span text:style-name="T29">&amp; </text:span><text:span text:style-name="T28">shutil : </text:span><text:span text:style-name="T29">navigate and maniputate files and folders (~ bash)</text:span></text:p>
      <text:p text:style-name="P15"><text:span text:style-name="T10"><text:tab/></text:span><text:span text:style-name="T29">matplotlib : plot graphs </text:span><text:span text:style-name="T10"><text:line-break/><text:tab/>numpy </text:span><text:span text:style-name="T29">&amp; </text:span><text:span text:style-name="T10">Scipy : </text:span><text:span text:style-name="T29">heavy number (matrix) maniputation made simple (coded in C) </text:span></text:p>
      <text:p text:style-name="P13"><text:span text:style-name="T28"><text:tab/>multiprocessing &amp; </text:span><text:span text:style-name="T29">subprocess : parallelize your load easily</text:span></text:p>
      <text:p text:style-name="P14"><text:span text:style-name="T10"><text:tab/></text:span></text:p>
      <text:p text:style-name="P14"><text:span text:style-name="T10"><text:tab/></text:span></text:p>
      <text:p text:style-name="P14"><text:span text:style-name="T10"/></text:p>
      <text:p text:style-name="Standard"><text:a xlink:type="simple" xlink:href="http://matgenb.materialsvirtuallab.org/" text:style-name="Internet_20_link" text:visited-style-name="Visited_20_Internet_20_Link"><text:span text:style-name="T10"/></text:a></text:p>
      <text:p text:style-name="Standard"><text:a xlink:type="simple" xlink:href="http://matgenb.materialsvirtuallab.org/" text:style-name="Internet_20_link" text:visited-style-name="Visited_20_Internet_20_Link"><text:span text:style-name="T10">http://matgenb.materialsvirtuallab.org/</text:span></text:a></text:p>
      <text:p text:style-name="P8"/>
      <text:p text:style-name="Standard"><text:a xlink:type="simple" xlink:href="https://mybinder.org/v2/gh/materialsvirtuallab/matgenb/master" text:style-name="Internet_20_link" text:visited-style-name="Visited_20_Internet_20_Link"><text:span text:style-name="T10">https://mybinder.org/v2/gh/materialsvirtuallab/matgenb/maste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an Vergnet</meta:initial-creator>
    <meta:creation-date>2019-12-03T13:27:51.308869533</meta:creation-date>
    <dc:date>2019-12-03T20:31:36.550558385</dc:date>
    <dc:creator>Jean Vergnet</dc:creator>
    <meta:editing-duration>PT3H29M49S</meta:editing-duration>
    <meta:editing-cycles>10</meta:editing-cycles>
    <meta:generator>LibreOffice/6.3.3.2$Linux_X86_64 LibreOffice_project/30$Build-2</meta:generator>
    <meta:document-statistic meta:table-count="0" meta:image-count="0" meta:object-count="0" meta:page-count="2" meta:paragraph-count="51" meta:word-count="312" meta:character-count="2030" meta:non-whitespace-character-count="1695"/>
  </office:meta>
</office:document-meta>
</file>